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Arial Bold" fo:font-size="11pt" fo:language="en" fo:country="US" style:font-name-asian="ヒラギノ角ゴ Pro W3" style:font-size-asian="11pt" style:font-name-complex="Arial Bold"/>
    </style:style>
    <style:style style:name="P4" style:family="paragraph" style:parent-style-name="Standard">
      <style:paragraph-properties fo:margin-top="0cm" fo:margin-bottom="0cm"/>
      <style:text-properties fo:color="#000000" style:font-name="Arial Bold1" fo:font-size="11pt" fo:language="en" fo:country="GB" style:font-name-asian="ヒラギノ角ゴ Pro W3" style:font-size-asian="11pt" style:font-name-complex="Arial"/>
    </style:style>
    <style:style style:name="P5" style:family="paragraph" style:parent-style-name="Standard">
      <style:paragraph-properties fo:margin-top="0cm" fo:margin-bottom="0cm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6" style:family="paragraph" style:parent-style-name="Standard">
      <style:paragraph-properties fo:margin-top="0cm" fo:margin-bottom="0cm"/>
      <style:text-properties fo:color="#000000" style:font-name="Arial Bold1" fo:font-size="11pt" fo:language="en" fo:country="US" style:font-name-asian="ヒラギノ角ゴ Pro W3" style:font-size-asian="11pt" style:font-name-complex="Arial Bold"/>
    </style:style>
    <style:style style:name="P7" style:family="paragraph" style:parent-style-name="Standard">
      <style:paragraph-properties fo:margin-top="0cm" fo:margin-bottom="0cm"/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P8" style:family="paragraph" style:parent-style-name="Standard">
      <style:paragraph-properties fo:margin-top="0cm" fo:margin-bottom="0cm"/>
      <style:text-properties fo:color="#000000" style:font-name="Arial Bold1" fo:font-size="8pt" fo:language="en" fo:country="US" style:font-name-asian="ヒラギノ角ゴ Pro W3" style:font-size-asian="8pt" style:font-name-complex="Arial"/>
    </style:style>
    <style:style style:name="P9" style:family="paragraph" style:parent-style-name="Standard">
      <style:paragraph-properties fo:margin-top="0cm" fo:margin-bottom="0cm"/>
      <style:text-properties fo:color="#000000" style:font-name="Arial Bold1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10" style:family="paragraph" style:parent-style-name="Standard">
      <style:paragraph-properties fo:margin-top="0cm" fo:margin-bottom="0cm"/>
      <style:text-properties style:font-name="Arial Bold1"/>
    </style:style>
    <style:style style:name="P11" style:family="paragraph" style:parent-style-name="Standard">
      <style:paragraph-properties fo:margin-top="0cm" fo:margin-bottom="0cm"/>
      <style:text-properties style:font-name="Arial Bold1" fo:font-size="14pt" fo:language="en" fo:country="US" fo:font-weight="normal" style:letter-kerning="true" style:font-name-asian="ヒラギノ角ゴ Pro W3" style:font-size-asian="14pt" style:font-weight-asian="normal" style:font-name-complex="Tipo de letra del sistema Fina" style:font-weight-complex="normal"/>
    </style:style>
    <style:style style:name="P12" style:family="paragraph" style:parent-style-name="Standard">
      <style:paragraph-properties fo:margin-top="0cm" fo:margin-bottom="0cm"/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P13" style:family="paragraph" style:parent-style-name="Standard">
      <style:paragraph-properties fo:margin-top="0cm" fo:margin-bottom="0cm"/>
      <style:text-properties style:font-name="Arial Bold1" fo:font-size="11pt" fo:language="en" fo:country="US" style:font-name-asian="ヒラギノ角ゴ Pro W3" style:font-size-asian="11pt" style:font-name-complex="Arial"/>
    </style:style>
    <style:style style:name="P14" style:family="paragraph" style:parent-style-name="Standard">
      <style:paragraph-properties fo:margin-top="0cm" fo:margin-bottom="0cm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15" style:family="paragraph" style:parent-style-name="Standard">
      <style:paragraph-properties fo:margin-top="0cm" fo:margin-bottom="0cm" fo:line-height="150%"/>
      <style:text-properties style:font-name="Arial Bold1" fo:font-size="18pt" style:letter-kerning="true" style:font-name-asian="ヒラギノ角ゴ Pro W3" style:font-size-asian="18pt" style:font-name-complex="Arial Bold"/>
    </style:style>
    <style:style style:name="P16" style:family="paragraph" style:parent-style-name="Standard">
      <style:paragraph-properties fo:margin-top="0cm" fo:margin-bottom="0cm"/>
      <style:text-properties style:font-name="Arial Bold1" fo:language="en" fo:country="US" style:font-name-asian="ヒラギノ角ゴ Pro W3" style:font-name-complex="Arial"/>
    </style:style>
    <style:style style:name="P17" style:family="paragraph" style:parent-style-name="Standard">
      <style:paragraph-properties fo:margin-top="0cm" fo:margin-bottom="0cm"/>
      <style:text-properties fo:color="#722cfd" style:font-name="Arial Bold1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P18" style:family="paragraph" style:parent-style-name="Standard">
      <style:paragraph-properties fo:line-height="100%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19" style:family="paragraph" style:parent-style-name="Standard">
      <style:paragraph-properties fo:line-height="100%"/>
      <style:text-properties fo:color="#000000" style:font-name="Arial Bold1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20" style:family="paragraph" style:parent-style-name="Standard">
      <style:paragraph-properties fo:line-height="100%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1" style:family="paragraph" style:parent-style-name="Standard">
      <style:paragraph-properties fo:line-height="100%"/>
      <style:text-properties style:font-name="Arial Bold1" fo:font-size="11pt" fo:language="en" fo:country="US" style:font-name-asian="ヒラギノ角ゴ Pro W3" style:font-size-asian="11pt" style:font-name-complex="Arial"/>
    </style:style>
    <style:style style:name="P22" style:family="paragraph" style:parent-style-name="Free_20_Form">
      <style:paragraph-properties fo:margin-left="0cm" fo:margin-right="0cm" fo:margin-top="0cm" fo:margin-bottom="0cm" fo:text-indent="0cm" style:auto-text-indent="false"/>
      <style:text-properties style:font-name="Arial Bold1" fo:font-size="9pt" fo:language="en" fo:country="US" style:font-name-asian="ヒラギノ角ゴ Pro W3" style:font-size-asian="7.84999990463257pt" style:font-name-complex="Arial Bold" style:font-size-complex="9pt"/>
    </style:style>
    <style:style style:name="P23" style:family="paragraph" style:parent-style-name="Free_20_Form">
      <style:paragraph-properties fo:margin-top="0cm" fo:margin-bottom="0.212cm"/>
      <style:text-properties style:font-name="Arial Bold1" fo:font-size="18pt" fo:language="en" fo:country="US" style:letter-kerning="true" style:font-name-asian="ヒラギノ角ゴ Pro W3" style:font-size-asian="18pt" style:font-name-complex="Arial"/>
    </style:style>
    <style:style style:name="P24" style:family="paragraph" style:parent-style-name="Free_20_Form">
      <style:paragraph-properties fo:margin-top="0cm" fo:margin-bottom="0.212cm"/>
      <style:text-properties style:font-name="Arial Bold1" fo:font-size="18pt" fo:language="en" fo:country="US" style:font-name-asian="ヒラギノ角ゴ Pro W3" style:font-size-asian="18pt" style:font-name-complex="Arial Bold"/>
    </style:style>
    <style:style style:name="P25" style:family="paragraph" style:parent-style-name="Free_20_Form">
      <style:paragraph-properties fo:margin-left="1.27cm" fo:margin-right="0cm" fo:margin-top="0cm" fo:margin-bottom="0.212cm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26" style:family="paragraph" style:parent-style-name="Free_20_Form" style:list-style-name="WW8Num1">
      <style:paragraph-properties fo:margin-left="1.27cm" fo:margin-right="0cm" fo:margin-top="0cm" fo:margin-bottom="0.212cm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27" style:family="paragraph" style:parent-style-name="Free_20_Form" style:list-style-name="WW8Num1">
      <style:paragraph-properties fo:margin-left="1.27cm" fo:margin-right="0cm" fo:margin-top="0cm" fo:margin-bottom="0.212cm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28" style:family="paragraph" style:parent-style-name="Free_20_Form">
      <style:paragraph-properties fo:margin-left="0cm" fo:margin-right="0cm" fo:margin-top="0cm" fo:margin-bottom="0.212cm" fo:line-height="100%" fo:text-align="start" style:justify-single-word="false" fo:orphans="2" fo:widows="2" fo:hyphenation-ladder-count="no-limit" fo:text-indent="0cm" style:auto-text-indent="false" fo:background-color="transparent">
        <style:background-image/>
      </style:paragraph-properties>
      <style:text-properties style:font-name="Arial Bold1" fo:font-size="18pt" fo:language="en" fo:country="US" style:letter-kerning="true" style:font-name-asian="ヒラギノ角ゴ Pro W3" style:font-size-asian="18pt" style:font-name-complex="Arial" fo:hyphenate="true" fo:hyphenation-remain-char-count="2" fo:hyphenation-push-char-count="2"/>
    </style:style>
    <style:style style:name="P29" style:family="paragraph" style:parent-style-name="Standard" style:master-page-name="Standard">
      <style:paragraph-properties style:page-number="auto"/>
      <style:text-properties style:font-name="Arial Bold1" fo:font-size="24pt" fo:language="en" fo:country="US" style:font-name-asian="ヒラギノ角ゴ Pro W3" style:font-size-asian="24pt" style:font-name-complex="Arial Bold"/>
    </style:style>
    <style:style style:name="P30" style:family="paragraph" style:parent-style-name="Standard" style:list-style-name="WW8Num2">
      <style:paragraph-properties fo:margin-left="0cm" fo:margin-right="0cm" fo:margin-top="0cm" fo:margin-bottom="0cm" fo:text-indent="0cm" style:auto-text-indent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31" style:family="paragraph" style:parent-style-name="Standard" style:list-style-name="WW8Num2">
      <style:paragraph-properties fo:margin-left="0cm" fo:margin-right="0cm" fo:margin-top="0cm" fo:margin-bottom="0cm" fo:text-indent="0cm" style:auto-text-indent="false"/>
      <style:text-properties style:font-name="Arial Bold1" style:letter-kerning="true" style:font-name-asian="ヒラギノ角ゴ Pro W3" style:font-name-complex="Arial"/>
    </style:style>
    <style:style style:name="P32" style:family="paragraph" style:parent-style-name="Standard">
      <style:paragraph-properties fo:margin-top="0cm" fo:margin-bottom="0cm"/>
    </style:style>
    <style:style style:name="P33" style:family="paragraph" style:parent-style-name="Standard">
      <style:paragraph-properties fo:margin-top="0cm" fo:margin-bottom="0cm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34" style:family="paragraph" style:parent-style-name="Standard">
      <style:paragraph-properties fo:margin-top="0cm" fo:margin-bottom="0cm"/>
      <style:text-properties fo:color="#000000" style:font-name="Arial Bold1" fo:font-size="11pt" fo:language="en" fo:country="US" style:text-underline-style="none" style:font-name-asian="ヒラギノ角ゴ Pro W3" style:font-size-asian="11pt" style:font-name-complex="Arial Bold"/>
    </style:style>
    <style:style style:name="P35" style:family="paragraph" style:parent-style-name="Standard">
      <style:paragraph-properties fo:margin-top="0cm" fo:margin-bottom="0cm"/>
      <style:text-properties fo:color="#000000" style:font-name="Arial Bold1" fo:font-size="11pt" fo:language="en" fo:country="US" style:font-name-asian="ヒラギノ角ゴ Pro W3" style:font-size-asian="11pt" style:font-name-complex="Arial Bold"/>
    </style:style>
    <style:style style:name="P36" style:family="paragraph" style:parent-style-name="Standard">
      <style:paragraph-properties fo:margin-top="0cm" fo:margin-bottom="0cm"/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P37" style:family="paragraph" style:parent-style-name="Standard">
      <style:paragraph-properties fo:margin-top="0cm" fo:margin-bottom="0cm"/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T1" style:family="text">
      <style:text-properties fo:color="#722cfd" style:font-name="Arial Bold1" fo:font-size="11pt" style:font-size-asian="11pt"/>
    </style:style>
    <style:style style:name="T2" style:family="text">
      <style:text-properties fo:color="#722cfd" style:font-name="Arial Bold1" fo:font-size="11pt" fo:language="en" fo:country="US" style:font-size-asian="11pt"/>
    </style:style>
    <style:style style:name="T3" style:family="text">
      <style:text-properties fo:color="#722cfd" style:font-name="Arial Bold1" fo:font-size="11pt" fo:language="en" fo:country="US" style:text-underline-style="none" fo:font-weight="normal" style:letter-kerning="true" style:font-name-asian="ヒラギノ角ゴ Pro W3" style:font-size-asian="11pt" style:font-weight-asian="normal" style:font-name-complex="Tipo de letra del sistema Fina" style:font-weight-complex="normal"/>
    </style:style>
    <style:style style:name="T4" style:family="text">
      <style:text-properties fo:color="#722cfd" style:font-name="Arial Bold1" fo:language="en" fo:country="US" style:font-name-asian="ヒラギノ角ゴ Pro W3" style:font-name-complex="Arial"/>
    </style:style>
    <style:style style:name="T5" style:family="text"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00dc" style:font-name="Arial Bold1"/>
    </style:style>
    <style:style style:name="T8" style:family="text">
      <style:text-properties fo:color="#2300dc" style:font-name="Arial Bold1" fo:font-size="11pt" fo:language="en" fo:country="US" style:font-name-asian="ヒラギノ角ゴ Pro W3" style:font-size-asian="11pt" style:font-name-complex="Arial Bold"/>
    </style:style>
    <style:style style:name="T9" style:family="text">
      <style:text-properties fo:font-size="11pt" fo:language="en" fo:country="US" style:font-name-asian="ヒラギノ角ゴ Pro W3" style:font-size-asian="11pt" style:font-name-complex="Arial Bold"/>
    </style:style>
    <style:style style:name="T10" style:family="text">
      <style:text-properties fo:font-size="11pt" fo:language="en" fo:country="US" style:font-name-asian="ヒラギノ角ゴ Pro W3" style:font-size-asian="11pt" style:font-name-complex="Arial"/>
    </style:style>
    <style:style style:name="T11" style:family="text">
      <style:text-properties style:font-name="Arial Bold1"/>
    </style:style>
    <style:style style:name="T12" style:family="text"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T13" style:family="text">
      <style:text-properties style:font-name="Arial Bold1" fo:font-size="11pt" fo:language="en" fo:country="US" style:font-name-asian="ヒラギノ角ゴ Pro W3" style:font-size-asian="11pt" style:font-name-complex="Arial"/>
    </style:style>
    <style:style style:name="T14" style:family="text">
      <style:text-properties style:font-name="Arial Bold1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T15" style:family="text">
      <style:text-properties style:font-name="Arial Bold1" fo:font-size="11pt" fo:language="en" fo:country="US" fo:font-weight="bold" style:font-name-asian="ヒラギノ角ゴ Pro W3" style:font-size-asian="11pt" style:font-weight-asian="bold" style:font-name-complex="Arial Bold" style:font-weight-complex="bold"/>
    </style:style>
    <style:style style:name="T16" style:family="text">
      <style:text-properties style:font-name="Arial Bold1" fo:font-size="11pt" fo:language="en" fo:country="US" fo:font-weight="normal" style:font-name-asian="ヒラギノ角ゴ Pro W3" style:font-size-asian="11pt" style:font-weight-asian="normal" style:font-name-complex="Arial" style:font-weight-complex="normal"/>
    </style:style>
    <style:style style:name="T17" style:family="text">
      <style:text-properties style:font-name="Arial Bold1" fo:font-weight="bold" style:font-weight-asian="bold" style:font-weight-complex="bold"/>
    </style:style>
    <style:style style:name="T18" style:family="text">
      <style:text-properties style:font-name-complex="Arial Bold"/>
    </style:style>
    <style:style style:name="T19" style:family="text">
      <style:text-properties fo:color="#800000"/>
    </style:style>
    <style:style style:name="T20" style:family="text">
      <style:text-properties fo:color="#800000" style:font-name="Arial Bold1" fo:font-size="11pt" fo:language="en" fo:country="US" style:font-name-asian="ヒラギノ角ゴ Pro W3" style:font-size-asian="11pt" style:font-name-complex="Arial Bold"/>
    </style:style>
    <style:style style:name="T21" style:family="text">
      <style:text-properties fo:color="#b80047" style:font-name="Arial Bold1"/>
    </style:style>
    <style:style style:name="T22" style:family="text">
      <style:text-properties fo:color="#b80047" style:font-name="Arial Bold1" style:text-underline-style="solid" style:text-underline-width="auto" style:text-underline-color="font-color"/>
    </style:style>
    <style:style style:name="T23" style:family="text">
      <style:text-properties fo:color="#b80047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24" style:family="text">
      <style:text-properties fo:color="#b80047" style:font-name="Arial Bold1" fo:font-size="11pt" style:font-size-asian="11pt"/>
    </style:style>
    <style:style style:name="T25" style:family="text">
      <style:text-properties fo:color="#b80047" style:font-name="Arial Bold1" fo:font-size="11pt" fo:language="en" fo:country="US" style:font-name-asian="ヒラギノ角ゴ Pro W3" style:font-size-asian="11pt" style:font-name-complex="Arial Bold"/>
    </style:style>
    <style:style style:name="T26" style:family="text">
      <style:text-properties fo:color="#b80047" style:font-name="Arial Bold1" style:letter-kerning="true" style:font-name-asian="ヒラギノ角ゴ Pro W3" style:font-name-complex="Arial"/>
    </style:style>
    <style:style style:name="T27" style:family="text">
      <style:text-properties fo:color="#b80047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28" style:family="text">
      <style:text-properties fo:color="#b80047" style:font-name-complex="Arial Bold"/>
    </style:style>
    <style:style style:name="T29" style:family="text">
      <style:text-properties fo:color="#4b1f6f" style:font-name="Arial Bold1" fo:font-size="11pt" fo:language="en" fo:country="US" style:font-name-asian="ヒラギノ角ゴ Pro W3" style:font-size-asian="11pt" style:font-name-complex="Arial Bold"/>
    </style:style>
    <style:style style:name="T30" style:family="text">
      <style:text-properties fo:color="#99284c" style:font-name-complex="Arial Bold"/>
    </style:style>
    <style:style style:name="T31" style:family="text">
      <style:text-properties fo:color="#99284c" style:font-name="Arial Bold1" fo:font-size="11pt" fo:language="en" fo:country="US" style:font-name-asian="ヒラギノ角ゴ Pro W3" style:font-size-asian="11pt" style:font-name-complex="Arial Bold"/>
    </style:style>
    <style:style style:name="T32" style:family="text">
      <style:text-properties fo:color="#99284c" style:font-name="Arial Bold1" fo:font-size="11pt" fo:language="en" fo:country="US" fo:background-color="transparent" style:font-name-asian="ヒラギノ角ゴ Pro W3" style:font-size-asian="11pt" style:font-name-complex="Arial 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raeme Thornber</text:p>
      <text:p text:style-name="P10"><text:span text:style-name="T9">Mobile:</text:span><text:span text:style-name="T10"> <text:s/>+6421 0292 4529</text:span></text:p>
      <text:p text:style-name="P2"><text:span text:style-name="T12">E-mail Address: </text:span><text:a xlink:type="simple" xlink:href="mailto:gdthornber@gmail.com" text:style-name="Internet_20_link" text:visited-style-name="Visited_20_Internet_20_Link"><text:span text:style-name="Hyperlink"><text:span text:style-name="T1">gdthornber@gmail.com</text:span></text:span></text:a></text:p>
      <text:p text:style-name="P2"><text:span text:style-name="T12">Website: </text:span><text:a xlink:type="simple" xlink:href="http://www.graemethornber.com/" text:style-name="Internet_20_link" text:visited-style-name="Visited_20_Internet_20_Link"><text:span text:style-name="Hyperlink"><text:span text:style-name="T1">www.graemethornber.com</text:span></text:span></text:a></text:p>
      <text:p text:style-name="P4"/>
      <text:p text:style-name="P19"/>
      <text:p text:style-name="P19"/>
      <text:p text:style-name="P19"/>
      <text:p text:style-name="P20">Profile</text:p>
      <text:p text:style-name="P21">I'm a Kiwi Web Developer with strong skills in all aspects of building and maintaining modern web applications. With over a decade of experience in the web industry, I've worked with several digital agencies and global clients in Auckland, Wellington and Bonn, Germany.</text:p>
      <text:p text:style-name="P21">I specialize in building rich, cross-platform and cross-browser user experiences with many front-end technologies like HTML5, CSS3 and Javascript and jQuery. These skills are complimented with a solid background in pHp &amp; mySQL, engineer-level knowledge of open-source CMS platforms Wordpress and Drupal, and an expanding knowledge of Swift, AngularJS, React, Backbone, Ember and many other libraries and frameworks.</text:p>
      <text:p text:style-name="P21">Super-fast at prototyping and capable of incredible concentration in programming, I love problem-solving, delving into impossible tasks, and providing excellent solutions to the myriad of obstacles regularly presented in the web industry.</text:p>
      <text:p text:style-name="P21">I stand out amongst other developers due to my social nature and ease of dealing professionally and personally with people of varying cultures and customs. I also have a very keen eye for UX and strong skills in editing and copywriting.</text:p>
      <text:p text:style-name="P21">My favourite things to do outside of work are playing guitar, cooking, fishing, swimming, hiking, gardening and the occasional gaming. I also speak German and love travelling.</text:p>
      <text:p text:style-name="P18"/>
      <text:p text:style-name="P18"/>
      <text:p text:style-name="P18"/>
      <text:p text:style-name="P20">Education</text:p>
      <text:p text:style-name="P12">2005 – 2006 <text:s/><text:tab/><text:tab/><text:tab/>Natcoll (Auckland, New Zealand)</text:p>
      <text:p text:style-name="P13"><text:tab/><text:tab/><text:tab/><text:tab/>Diploma in Web Development</text:p>
      <text:p text:style-name="P8"/>
      <text:p text:style-name="P12">1992 – 1996 <text:tab/><text:tab/><text:tab/>Howick College (Auckland, New Zealand)</text:p>
      <text:p text:style-name="P13"><text:tab/><text:tab/><text:tab/><text:tab/>English, Computer Studies, Drama, Music, Japanes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Employment History</text:p>
      <text:p text:style-name="P5"/>
      <text:p text:style-name="P12">2016 - Present</text:p>
      <text:p text:style-name="P2"><text:span text:style-name="T15">Senior Developer - </text:span><text:span text:style-name="T12">DNA (Auckland, NZ) </text:span><text:a xlink:type="simple" xlink:href="http://www.dna.co.nz/" text:style-name="Internet_20_link" text:visited-style-name="Visited_20_Internet_20_Link"><text:span text:style-name="T8">www.dna.co.nz</text:span></text:a></text:p>
      <text:p text:style-name="P12">Working with a team of senior designers and developers mostly with Silvestripe CMS.</text:p>
      <text:p text:style-name="P34">Tech stack: PHP, HTML5, CSS3, Javascript, SASS, Pure.css, Gulp and much more.</text:p>
      <text:p text:style-name="P34">Latest work: <text:a xlink:type="simple" xlink:href="https://www.greatjourneysofnz.co.nz/" text:style-name="Internet_20_link" text:visited-style-name="Visited_20_Internet_20_Link"><text:span text:style-name="T19">www.greatjourneysofnz.co.nz</text:span></text:a>, <text:a xlink:type="simple" xlink:href="https://www.immigration.govt.nz/" text:style-name="Internet_20_link" text:visited-style-name="Visited_20_Internet_20_Link"><text:span text:style-name="T19">www.immigration.govt.nz</text:span></text:a></text:p>
      <text:p text:style-name="P5"/>
      <text:p text:style-name="P12">2016</text:p>
      <text:p text:style-name="P3"><text:span text:style-name="T17">Lead Developer </text:span><text:span text:style-name="T17">- </text:span><text:span text:style-name="T11">Spitfire: The Digital Agency (Auckland, NZ) </text:span><text:a xlink:type="simple" xlink:href="http://www.spitfire.co.nz/" text:style-name="Internet_20_link" text:visited-style-name="Visited_20_Internet_20_Link"><text:span text:style-name="T7">www.spitfire.co.nz</text:span></text:a></text:p>
      <text:p text:style-name="P12">Managing contract developers and working across many different projects and platforms:</text:p>
      <text:p text:style-name="P12">Concrete5, PHP, HTML5, CSS3, Javascript, SASS, Git, Grunt, Capistrano, AWS.</text:p>
      <text:p text:style-name="P2"><text:span text:style-name="T12">Sites built: </text:span><text:a xlink:type="simple" xlink:href="http://oysterbaywines.com" text:style-name="Internet_20_link" text:visited-style-name="Visited_20_Internet_20_Link"><text:span text:style-name="T20">oysterbaywines.com</text:span></text:a><text:span text:style-name="T12">, </text:span><text:a xlink:type="simple" xlink:href="http://www.roche.co.nz/" text:style-name="Internet_20_link" text:visited-style-name="Visited_20_Internet_20_Link"><text:span text:style-name="T25">roche.co.</text:span></text:a><text:a xlink:type="simple" xlink:href="http://www.roche.co.nz/" text:style-name="Internet_20_link" text:visited-style-name="Visited_20_Internet_20_Link"><text:span text:style-name="T31">nz</text:span></text:a><text:span text:style-name="T25">, </text:span><text:a xlink:type="simple" xlink:href="http://www.cancerinfo.co.nz/" text:style-name="Internet_20_link" text:visited-style-name="Visited_20_Internet_20_Link"><text:span text:style-name="T31">cancerinfo</text:span></text:a><text:a xlink:type="simple" xlink:href="http://www.cancerinfo.co.nz/" text:style-name="Internet_20_link" text:visited-style-name="Visited_20_Internet_20_Link"><text:span text:style-name="T25">.</text:span></text:a><text:a xlink:type="simple" xlink:href="http://www.cancerinfo.co.nz/" text:style-name="Internet_20_link" text:visited-style-name="Visited_20_Internet_20_Link"><text:span text:style-name="T32">co</text:span></text:a><text:a xlink:type="simple" xlink:href="http://www.cancerinfo.co.nz/" text:style-name="Internet_20_link" text:visited-style-name="Visited_20_Internet_20_Link">.nz</text:a><text:span text:style-name="T25">,</text:span><text:span text:style-name="T29"> </text:span><text:a xlink:type="simple" xlink:href="http://www.roche-plus.co.nz/" text:style-name="Internet_20_link" text:visited-style-name="Visited_20_Internet_20_Link"><text:span text:style-name="T25">roche</text:span></text:a><text:a xlink:type="simple" xlink:href="http://www.roche-plus.co.nz/" text:style-name="Internet_20_link" text:visited-style-name="Visited_20_Internet_20_Link"><text:span text:style-name="T29">-</text:span></text:a><text:a xlink:type="simple" xlink:href="http://www.roche-plus.co.nz/" text:style-name="Internet_20_link" text:visited-style-name="Visited_20_Internet_20_Link"><text:span text:style-name="T25">plus</text:span></text:a><text:a xlink:type="simple" xlink:href="http://www.roche-plus.co.nz/" text:style-name="Internet_20_link" text:visited-style-name="Visited_20_Internet_20_Link"><text:span text:style-name="T29">.</text:span></text:a><text:a xlink:type="simple" xlink:href="http://www.roche-plus.co.nz/" text:style-name="Internet_20_link" text:visited-style-name="Visited_20_Internet_20_Link"><text:span text:style-name="T25">co.nz</text:span></text:a></text:p>
      <text:p text:style-name="P12"/>
      <text:p text:style-name="P12">2014 – 2015</text:p>
      <text:p text:style-name="P2"><text:span text:style-name="T14">Senior</text:span><text:span text:style-name="T14"> </text:span><text:span text:style-name="T14">Freelance </text:span><text:span text:style-name="T14">Developer</text:span><text:span text:style-name="T12"> (Auckland, NZ) </text:span><text:a xlink:type="simple" xlink:href="http://www.graemethornber.com/" text:style-name="Internet_20_link" text:visited-style-name="Visited_20_Internet_20_Link"><text:span text:style-name="Hyperlink"><text:span text:style-name="T2">www.graemethornber.com</text:span></text:span></text:a></text:p>
      <text:p text:style-name="P16">Working with a variety of different technology stacks for mostly digital agencies including:</text:p>
      <text:p text:style-name="P2"><text:a xlink:type="simple" xlink:href="http://www.colensobbdo.co.nz/" text:style-name="Internet_20_link" text:visited-style-name="Visited_20_Internet_20_Link"><text:span text:style-name="Hyperlink"><text:span text:style-name="T24">Colenso BBDO</text:span></text:span></text:a><text:span text:style-name="T21">, </text:span><text:a xlink:type="simple" xlink:href="http://www.rapp.co.nz/" text:style-name="Internet_20_link" text:visited-style-name="Visited_20_Internet_20_Link"><text:span text:style-name="T22">RAPP </text:span></text:a><text:a xlink:type="simple" xlink:href="http://www.rapp.co.nz/" text:style-name="Internet_20_link" text:visited-style-name="Visited_20_Internet_20_Link"><text:span text:style-name="T22">(DDB</text:span></text:a><text:a xlink:type="simple" xlink:href="http://www.rapp.co.nz/" text:style-name="Internet_20_link" text:visited-style-name="Visited_20_Internet_20_Link"><text:span text:style-name="T22">)</text:span></text:a><text:span text:style-name="T21">, </text:span><text:a xlink:type="simple" xlink:href="http://icg.co.nz/" text:style-name="Internet_20_link" text:visited-style-name="Visited_20_Internet_20_Link"><text:span text:style-name="T23">Image Center Group</text:span></text:a><text:span text:style-name="T26">, </text:span><text:a xlink:type="simple" xlink:href="http://idesignmedia.co.nz/" text:style-name="Internet_20_link" text:visited-style-name="Visited_20_Internet_20_Link"><text:span text:style-name="T23">iDesignMedia</text:span></text:a><text:span text:style-name="T26">, </text:span><text:a xlink:type="simple" xlink:href="http://www.insightcreative.co.nz/" text:style-name="Internet_20_link" text:visited-style-name="Visited_20_Internet_20_Link"><text:span text:style-name="T23">Insight Creative</text:span></text:a><text:span text:style-name="T26">,</text:span></text:p>
      <text:p text:style-name="P2"><text:a xlink:type="simple" xlink:href="https://www.jwt.com/new+zealand" text:style-name="Internet_20_link" text:visited-style-name="Visited_20_Internet_20_Link"><text:span text:style-name="T22">J. Walter Thompson</text:span></text:a><text:span text:style-name="T21">, </text:span><text:a xlink:type="simple" xlink:href="http://www.satellitemedia.co.nz/" text:style-name="Internet_20_link" text:visited-style-name="Visited_20_Internet_20_Link"><text:span text:style-name="T22">Satellite Media</text:span></text:a><text:span text:style-name="T21">, </text:span><text:a xlink:type="simple" xlink:href="http://www.touchcast.co.nz/" text:style-name="Internet_20_link" text:visited-style-name="Visited_20_Internet_20_Link"><text:span text:style-name="T22">Touchcast</text:span></text:a><text:span text:style-name="T21">.</text:span></text:p>
      <text:p text:style-name="P6"/>
      <text:p text:style-name="P12">2011 – 2013</text:p>
      <text:p text:style-name="P2"><text:span text:style-name="T14">Senior PHP Developer</text:span><text:span text:style-name="T13"> </text:span><text:span text:style-name="T13">- </text:span><text:span text:style-name="T12">Scopevisio AG (Bonn, Germany) - </text:span><text:a xlink:type="simple" xlink:href="http://www.scopevisio.com/" text:style-name="Internet_20_link" text:visited-style-name="Visited_20_Internet_20_Link"><text:span text:style-name="Hyperlink"><text:span text:style-name="T1">www.scopevisio.com</text:span></text:span></text:a></text:p>
      <text:p text:style-name="P13">At Scopevisio I built and maintained the company's website in Drupal using Web Services with REST, SOAP, JSON and XML while also gaining an advanced knowledge of SEO.</text:p>
      <text:p text:style-name="P5"/>
      <text:p text:style-name="P12">2010 – 2011</text:p>
      <text:p text:style-name="P2"><text:span text:style-name="T14">Lead Developer / Project Manager </text:span><text:span text:style-name="T16">- </text:span><text:span text:style-name="T12">+The Church+ (Wellington, NZ) - </text:span><text:a xlink:type="simple" xlink:href="http://www.thechurch.co.nz/" text:style-name="Internet_20_link" text:visited-style-name="Visited_20_Internet_20_Link"><text:span text:style-name="Hyperlink"><text:span text:style-name="T1">www.thechurch.co.nz</text:span></text:span></text:a></text:p>
      <text:p text:style-name="P13">Building custom Wordpress themes and plugins for local and international clients, I took sole ownership of many projects - from initial scoping and architecture to building, deploying and maintaining bespoke content-management driven web applications.</text:p>
      <text:p text:style-name="P7"/>
      <text:p text:style-name="P12">2008 – 2010</text:p>
      <text:p text:style-name="P2"><text:span text:style-name="T14">Front End Developer</text:span><text:span text:style-name="T13"> - </text:span><text:span text:style-name="T12">Solutionists (Auckland, NZ) - </text:span><text:a xlink:type="simple" xlink:href="http://www.solutionists.co.nz/" text:style-name="Internet_20_link" text:visited-style-name="Visited_20_Internet_20_Link"><text:span text:style-name="Hyperlink"><text:span text:style-name="T1">www.solutionists.co.nz</text:span></text:span></text:a></text:p>
      <text:p text:style-name="P16">During my time at Solutionists I worked on over 100 projects: from building table-based HTML4 email templates to brochure campaigns and full corporate E-Commerce solutions.</text:p>
      <text:p text:style-name="P7"/>
      <text:p text:style-name="P12">2007 – 2008</text:p>
      <text:p text:style-name="P3"><text:span text:style-name="T17">Freelance Developer</text:span><text:span text:style-name="T11"> (Auckland, NZ) - </text:span><text:a xlink:type="simple" xlink:href="http://www.graemethornber.com/" text:style-name="Internet_20_link" text:visited-style-name="Visited_20_Internet_20_Link"><text:span text:style-name="Hyperlink"><text:span text:style-name="T1">www.graemethornber.com</text:span></text:span></text:a></text:p>
      <text:p text:style-name="P2"><text:span text:style-name="T13">After completing my Diploma in 2006 I made the transition from hospitality to the web industry contracting for clients in Auckland including</text:span><text:span text:style-name="T13"> </text:span><text:a xlink:type="simple" xlink:href="http://zestmedia.co.nz/" text:style-name="Internet_20_link" text:visited-style-name="Visited_20_Internet_20_Link"><text:span text:style-name="T27">Zest Media</text:span></text:a><text:span text:style-name="T4"> </text:span><text:span text:style-name="T13">and </text:span><text:a xlink:type="simple" xlink:href="http://www.brownpaperbag.co.nz/" text:style-name="Internet_20_link" text:visited-style-name="Visited_20_Internet_20_Link"><text:span text:style-name="T27">Brown Paper Bag</text:span></text:a><text:span text:style-name="T5">.</text:span></text:p>
      <text:p text:style-name="P7"/>
      <text:p text:style-name="P12">1997 – 2006</text:p>
      <text:p text:style-name="P13"><text:span text:style-name="T6">Waiter, Bartender, Restaurant Supervisor, Event Manager </text:span><text:span text:style-name="T18">(A</text:span><text:span text:style-name="T18">uckland </text:span><text:span text:style-name="T18">&amp; London)</text:span></text:p>
      <text:p text:style-name="P13"><text:span text:style-name="T18">Various bars &amp; restaurants in Auckland </text:span><text:span text:style-name="T18">including </text:span><text:a xlink:type="simple" xlink:href="http://www.horseandtrap.co.nz/" text:style-name="Internet_20_link" text:visited-style-name="Visited_20_Internet_20_Link"><text:span text:style-name="T28">Horse &amp; Trap</text:span></text:a><text:span text:style-name="T18">, Kermadec, </text:span><text:a xlink:type="simple" xlink:href="http://www.kingsarms.co.nz/" text:style-name="Internet_20_link" text:visited-style-name="Visited_20_Internet_20_Link"><text:span text:style-name="T30">Kings Arms</text:span></text:a><text:span text:style-name="T18">, Portofino. Also in </text:span><text:span text:style-name="T18">London: </text:span><text:a xlink:type="simple" xlink:href="http://www.nicholsonspubs.co.uk/restaurants/london/thefeatherswestminsterlondon" text:style-name="Internet_20_link" text:visited-style-name="Visited_20_Internet_20_Link"><text:span text:style-name="T28">The Feathers (Westminster)</text:span></text:a><text:span text:style-name="T18"> and </text:span><text:a xlink:type="simple" xlink:href="https://www.thejollygardenerssw15.co.uk/" text:style-name="Internet_20_link" text:visited-style-name="Visited_20_Internet_20_Link"><text:span text:style-name="T30">The Jolly Gardener</text:span></text:a><text:a xlink:type="simple" xlink:href="https://www.thejollygardenerssw15.co.uk/" text:style-name="Internet_20_link" text:visited-style-name="Visited_20_Internet_20_Link">s</text:a><text:span text:style-name="T30"> </text:span><text:a xlink:type="simple" xlink:href="https://www.thejollygardenerssw15.co.uk/" text:style-name="Internet_20_link" text:visited-style-name="Visited_20_Internet_20_Link"><text:span text:style-name="T28">(Putney)</text:span></text:a><text:span text:style-name="T30">.</text:span></text:p>
      <text:p text:style-name="P6"/>
      <text:p text:style-name="P6"/>
      <text:p text:style-name="P15"><text:soft-page-break/>Technical Skills</text:p>
      <text:p text:style-name="P25"/>
      <text:list xml:id="list5554122956435449062" text:style-name="WW8Num1">
        <text:list-item>
          <text:p text:style-name="P26">HTML5 &amp; Templating Engines: Bootstrap 3, Foundation, Twig, JADE, Mustache</text:p>
        </text:list-item>
        <text:list-item>
          <text:p text:style-name="P26">CSS3: Responsive &amp; cross browser with SASS, LESS, Stylus, Compass, Pure.css</text:p>
        </text:list-item>
        <text:list-item>
          <text:p text:style-name="P26">Native Javascript with jQuery, AJAX, JSON, Angular, React, Backbone, Ember</text:p>
        </text:list-item>
        <text:list-item>
          <text:p text:style-name="P26">PHP : LAMP, OOP, Web Services, APIs, SOAP, REST, cURL, FPDF</text:p>
        </text:list-item>
        <text:list-item>
          <text:p text:style-name="P27">Databases: MySQL, XML, noSQL, Firebase, MongoDB, Mongoose, Sequel Pro</text:p>
        </text:list-item>
        <text:list-item>
          <text:p text:style-name="P26">CMS development in Wordpress, Silverstripe, Drupal, Concrete5, Joomla, Bolt</text:p>
        </text:list-item>
        <text:list-item>
          <text:p text:style-name="P27">MVC Frameworks: Symfony, Laravel, Zend, CodeIgniter, CakepHp</text:p>
        </text:list-item>
        <text:list-item>
          <text:p text:style-name="P27">Adobe Creative Suite: Photoshop, Fireworks, Illustrator, Dreamweaver, Flash</text:p>
        </text:list-item>
        <text:list-item>
          <text:p text:style-name="P27">Source control and team tools: Git, Slack, JIRA, Bitbucket, Beanstalk, Basecamp</text:p>
        </text:list-item>
        <text:list-item>
          <text:p text:style-name="P27">EDM: E-mail templates with Campaign Monitor, MailChimp, Litmus, Mandrill</text:p>
        </text:list-item>
        <text:list-item>
          <text:p text:style-name="P27">E-Commerce setup and management with Magento, Shopify, WooCommerce</text:p>
        </text:list-item>
        <text:list-item>
          <text:p text:style-name="P27">Server administration: Apache, MAMP, XAMPP, SSH, Linux, Plesk, cPanel</text:p>
        </text:list-item>
        <text:list-item>
          <text:p text:style-name="P27">Node.js, Express, NPM, Composer, Capistrano, Beam, Grunt, Gulp, Bundle, Bower</text:p>
        </text:list-item>
        <text:list-item>
          <text:p text:style-name="P27">APIs, CDNs, Cloud Services, AWS, Rackspace, Social integration, FB, YouTube etc</text:p>
        </text:list-item>
        <text:list-item>
          <text:p text:style-name="P27">SEO &amp; Marketing: Google Search Console / Webmaster Tools / Analytics / Adwords</text:p>
        </text:list-item>
        <text:list-item>
          <text:p text:style-name="P27">IDEs: Atom, Sublime Text, Eclipse, NetBeans, Notepad++, Visual Studio, Instapage</text:p>
        </text:list-item>
        <text:list-item>
          <text:p text:style-name="P26">Basic knowledge of Swift, Java, Ruby, C, C#, ASP.NET and Flash Actionscript</text:p>
        </text:list-item>
      </text:list>
      <text:p text:style-name="P28"/>
      <text:p text:style-name="P23"/>
      <text:p text:style-name="P24">Other skills:</text:p>
      <text:p text:style-name="P22"/>
      <text:list xml:id="list1877000712771575795" text:style-name="WW8Num2">
        <text:list-item>
          <text:p text:style-name="P30">Mastery of English with excellent formal and creative writing skills</text:p>
        </text:list-item>
        <text:list-item>
          <text:p text:style-name="P30">Typing speed of over 80 words per minute</text:p>
        </text:list-item>
        <text:list-item>
          <text:p text:style-name="P30">Over 20 years experience playing guitar and other instruments</text:p>
        </text:list-item>
        <text:list-item>
          <text:p text:style-name="P30">Can speak German and read / write Japanese</text:p>
        </text:list-item>
        <text:list-item>
          <text:p text:style-name="P31">Wit, personality and an appropriate sense of humour</text:p>
        </text:list-item>
      </text:list>
      <text:p text:style-name="P7"/>
      <text:p text:style-name="P17"/>
      <text:p text:style-name="P9"/>
      <text:p text:style-name="P11">Examples of my work can be found on my website at:</text:p>
      <text:p text:style-name="P2"><text:a xlink:type="simple" xlink:href="http://www.graemethornber.com/" text:style-name="Internet_20_link" text:visited-style-name="Visited_20_Internet_20_Link"><text:span text:style-name="Hyperlink"><text:span text:style-name="T3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ine</meta:initial-creator>
    <meta:generator>OpenOffice/4.1.3$Unix OpenOffice.org_project/413m1$Build-9783</meta:generator>
    <dc:date>2017-06-14T14:50:01</dc:date>
    <meta:editing-duration>PT8H49M37S</meta:editing-duration>
    <meta:editing-cycles>44</meta:editing-cycles>
    <dc:creator>Graeme Thornber</dc:creator>
    <meta:document-statistic meta:table-count="0" meta:image-count="0" meta:object-count="0" meta:page-count="3" meta:paragraph-count="72" meta:word-count="806" meta:character-count="5536"/>
  </office:meta>
</office:document-meta>
</file>